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23-03-30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21-03-1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556" calcext:value-type="float">
            <text:p>2.03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66" calcext:value-type="float">
            <text:p>2.2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2632" calcext:value-type="float">
            <text:p>-0.9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6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939112224101</text:p>
          </table:table-cell>
          <table:table-cell office:value-type="string" calcext:value-type="string">
            <text:p>195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19984" calcext:value-type="float">
            <text:p>-0.2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